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69d0" officeooo:paragraph-rsid="001369d0"/>
    </style:style>
    <style:style style:name="P2" style:family="paragraph" style:parent-style-name="Standard">
      <style:text-properties style:text-underline-style="none" officeooo:rsid="00146ebc" officeooo:paragraph-rsid="00146ebc"/>
    </style:style>
    <style:style style:name="P3" style:family="paragraph" style:parent-style-name="Standard">
      <style:text-properties style:text-underline-style="none" officeooo:rsid="00161a9a" officeooo:paragraph-rsid="00161a9a"/>
    </style:style>
    <style:style style:name="P4" style:family="paragraph" style:parent-style-name="Standard">
      <style:text-properties style:text-underline-style="none" officeooo:rsid="0017ba31" officeooo:paragraph-rsid="0017ba31"/>
    </style:style>
    <style:style style:name="P5" style:family="paragraph" style:parent-style-name="Standard">
      <style:text-properties style:text-underline-style="none" officeooo:rsid="00192e68" officeooo:paragraph-rsid="00192e68"/>
    </style:style>
    <style:style style:name="T1" style:family="text">
      <style:text-properties officeooo:rsid="00161a9a"/>
    </style:style>
    <style:style style:name="T2" style:family="text">
      <style:text-properties officeooo:rsid="0017ba31"/>
    </style:style>
    <style:style style:name="T3" style:family="text">
      <style:text-properties officeooo:rsid="00192e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Research project</text:p>
      <text:p text:style-name="P1"/>
      <text:p text:style-name="P2">Hello.</text:p>
      <text:p text:style-name="P2"/>
      <text:p text:style-name="P2">Let’s say you want <text:span text:style-name="T1">to build a community on the internet, with a set of rules that the community would build as the time goes.</text:span></text:p>
      <text:p text:style-name="P2"/>
      <text:p text:style-name="P3">That could take the form of a discord server, which can sometimes be a bit messy, but instead of having a bunch of people ruling the place, you want the whole community to run it in a more decentralized way.</text:p>
      <text:p text:style-name="P3"/>
      <text:p text:style-name="P3">You could introduce a system of vote, but someone has to have the authority at some point to collect votes, assess the result and enforce the <text:span text:style-name="T2">policy that was introduced.</text:span></text:p>
      <text:p text:style-name="P3"/>
      <text:p text:style-name="P4">If you want to decentralize the whole governance at well, you need to put in place an algorithm which is going to do the job instead of the centralized authority. The goal of that algorithm is called consensus and there is a whole field of computer science interested in the different types of consensus, the different consensus protocols that one can build and so on.</text:p>
      <text:p text:style-name="P4"/>
      <text:p text:style-name="P4">In this project, I wanted to compare Classical consensus and Nakamoto consensus.</text:p>
      <text:p text:style-name="P4"/>
      <text:p text:style-name="P4">Let’s talk a little about the difference between these two types of consensus first.</text:p>
      <text:p text:style-name="P4"/>
      <text:p text:style-name="P4">Classical consensus is a deterministic protocol which make sure your system will <text:span text:style-name="T3">reach consensus…</text:span></text:p>
      <text:p text:style-name="P4"/>
      <text:p text:style-name="P5">Nakamoto consensus…</text:p>
      <text:p text:style-name="P5"/>
      <text:p text:style-name="P5"/>
      <text:p text:style-name="P4"/>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3:06:50.764728439</meta:creation-date>
    <dc:date>2022-10-15T14:04:39.743634066</dc:date>
    <meta:editing-duration>PT25M58S</meta:editing-duration>
    <meta:editing-cycles>3</meta:editing-cycles>
    <meta:generator>LibreOffice/7.3.5.2$Linux_X86_64 LibreOffice_project/30$Build-2</meta:generator>
    <meta:document-statistic meta:table-count="0" meta:image-count="0" meta:object-count="0" meta:page-count="1" meta:paragraph-count="10" meta:word-count="206" meta:character-count="1177" meta:non-whitespace-character-count="981"/>
  </office:meta>
</office:document-meta>
</file>